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Standard" style:master-page-name="Index">
      <style:paragraph-properties style:page-number="auto"/>
    </style:style>
    <style:style style:name="P23" style:family="paragraph" style:parent-style-name="Standard" style:list-style-name="L1">
      <style:text-properties fo:background-color="transparent"/>
    </style:style>
    <style:style style:name="P24" style:family="paragraph" style:parent-style-name="Standard" style:list-style-name="L2"/>
    <style:style style:name="P25" style:family="paragraph" style:parent-style-name="Standard" style:list-style-nam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0cm"/>
        </style:tab-stops>
      </style:paragraph-properties>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1</text:p>
      <text:p text:style-name="P10">Native Microsoft Outlook Configuration Guide</text:p>
      <text:p text:style-name="P3"/>
      <text:p text:style-name="P22">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1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Chapter 1<text:tab/>About this Guide <text:s text:c="2"/><text:tab/>2</text:p>
          <text:p text:style-name="P28">Chapter 2<text:tab/>Introduction <text:s text:c="2"/><text:tab/>3</text:p>
          <text:p text:style-name="P28">Chapter 3<text:tab/>Architecture <text:s text:c="2"/><text:tab/>4</text:p>
          <text:p text:style-name="P28">Chapter 4<text:tab/>Requirements <text:s text:c="3"/><text:tab/>5</text:p>
          <text:p text:style-name="P30">LDAP Server <text:s text:c="2"/><text:tab/>5</text:p>
          <text:p text:style-name="P30">Microsoft Active Directory <text:s text:c="2"/><text:tab/>5</text:p>
          <text:p text:style-name="P30">Other or No Solution <text:s text:c="2"/><text:tab/>6</text:p>
          <text:p text:style-name="P30">IMAP Server and Trust <text:s text:c="2"/><text:tab/>7</text:p>
          <text:p text:style-name="P28">Chapter 5<text:tab/>Installation <text:s text:c="2"/><text:tab/>8</text:p>
          <text:p text:style-name="P30">Red Hat Enterprise Linux v5 or v6 <text:s text:c="2"/><text:tab/>8</text:p>
          <text:p text:style-name="P30">Debian 6.0 (“Squeeze”) and Ubuntu 12.04 (“Precise Pangolin”) <text:s text:c="2"/><text:tab/>9</text:p>
          <text:p text:style-name="P28">Chapter 6<text:tab/>Configuration <text:s text:c="2"/><text:tab/>10</text:p>
          <text:p text:style-name="P30">SOGo Configuration <text:s text:c="2"/><text:tab/>10</text:p>
          <text:p text:style-name="P30">Samba 4 Configuration <text:s text:c="2"/><text:tab/>10</text:p>
          <text:p text:style-name="P30">OpenChange Configuration <text:s text:c="2"/><text:tab/>11</text:p>
          <text:p text:style-name="P30">Apache Configuration for Web Services <text:s text:c="2"/><text:tab/>12</text:p>
          <text:p text:style-name="P30">Name Service Configuration for Web Services <text:s text:c="2"/><text:tab/>13</text:p>
          <text:p text:style-name="P28">Chapter 7<text:tab/>Adding Users <text:s text:c="2"/><text:tab/>14</text:p>
          <text:p text:style-name="P28">Chapter 8<text:tab/>Microsoft Outlook 2003, 2007 and 2010 Configuration <text:s text:c="2"/><text:tab/>15</text:p>
          <text:p text:style-name="P28">Chapter 9<text:tab/>Known Issues or Limitations <text:s text:c="2"/><text:tab/>16</text:p>
          <text:p text:style-name="P30">Current Limitations <text:s text:c="2"/><text:tab/>16</text:p>
          <text:p text:style-name="P28">Chapter 10<text:tab/>Additional Information <text:s text:c="2"/><text:tab/>18</text:p>
          <text:p text:style-name="P28">Chapter 11<text:tab/>Commercial Support and Contact Information <text:s text:c="2"/><text:tab/>19</text:p>
        </text:index-body>
      </text:table-of-content>
      <text:h text:style-name="P26"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1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7"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9"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7"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9"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7"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777374467" text:style-name="L1">
        <text:list-item>
          <text:p text:style-name="P23"><text:soft-page-break/><text:span text:style-name="T1">OCS Manager</text:span> which is used for autodiscovery and freebusy lookups on Outlook 2007 and 2010</text:p>
        </text:list-item>
        <text:list-item>
          <text:p text:style-name="P23"><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39052388" text:style-name="L2">
        <text:list-item>
          <text:p text:style-name="P24">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4">The second option is to add a <text:span text:style-name="Code_20__28_inline_29_">SRV</text:span> entry to your DNS configuration where the “_service” value would be “Autodiscover” and the “_protocol” would be “_tcp”.</text:p>
        </text:list-item>
      </text:list>
      <text:h text:style-name="P27"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5" text:outline-level="1"/>
      <text:h text:style-name="P27"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7"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text:chapter></text:p>
      </style:header>
      <style:footer>
        <text:p text:style-name="MP2">© 2009-2012 Inverse inc.<text:tab/><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553</meta:editing-cycles>
    <meta:editing-duration>P3DT19H55M55S</meta:editing-duration>
    <dc:date>2012-10-12T13:53:59</dc:date>
    <meta:document-statistic meta:table-count="0" meta:image-count="3" meta:object-count="0" meta:page-count="21" meta:paragraph-count="323" meta:word-count="3606" meta:character-count="24573"/>
    <meta:user-defined meta:name="Info 1"/>
    <meta:user-defined meta:name="Info 2"/>
    <meta:user-defined meta:name="Info 3"/>
    <meta:user-defined meta:name="Info 4"/>
  </office:meta>
</office:document-meta>
</file>